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 fo:language="el" fo:country="GR"/>
    </style:style>
    <style:style style:name="T74" style:parent-style-name="Υπερ-σύνδεση" style:family="text">
      <style:text-properties style:font-name="Times New Roman" fo:language="el" fo:country="GR"/>
    </style:style>
    <style:style style:name="P75" style:parent-style-name="Standard" style:family="paragraph">
      <style:text-properties style:font-name="Times New Roman" fo:language="el" fo:country="GR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P80" style:parent-style-name="Standard" style:family="paragraph">
      <style:text-properties fo:language="el" fo:country="GR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<text:s/>www.phdata.io/blog/what-is-the-cost-to-deploy-and-maintain-a-machine-learning-model/.<text:s/>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P80"/>
      <text:p text:style-name="Standard">[34]<text:s/>“Bogdancazan/Wikilarge-Text-Simplification At Main” 6 June 2023, huggingface.co/datasets/bogdancazan/wikilarge-text-simplification/tree/main. Accessed 23 Oct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0-23T16:14:00Z</dc:date>
    <meta:template xlink:href="Normal.dotm" xlink:type="simple"/>
    <meta:editing-cycles>50</meta:editing-cycles>
    <meta:editing-duration>PT12480S</meta:editing-duration>
    <meta:document-statistic meta:page-count="3" meta:paragraph-count="12" meta:word-count="956" meta:character-count="6398" meta:row-count="45" meta:non-whitespace-character-count="5454"/>
  </office:meta>
</office:document-meta>
</file>